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ddf" officeooo:paragraph-rsid="0006fddf"/>
    </style:style>
    <style:style style:name="P2" style:family="paragraph" style:parent-style-name="Standard">
      <style:paragraph-properties fo:text-align="center" style:justify-single-word="false"/>
      <style:text-properties officeooo:rsid="0006fddf" officeooo:paragraph-rsid="0021b3d4"/>
    </style:style>
    <style:style style:name="P3" style:family="paragraph" style:parent-style-name="Standard">
      <style:text-properties officeooo:rsid="0022170f" officeooo:paragraph-rsid="0022170f"/>
    </style:style>
    <style:style style:name="P4" style:family="paragraph" style:parent-style-name="Standard">
      <style:text-properties officeooo:rsid="0023c6a0" officeooo:paragraph-rsid="0023c6a0"/>
    </style:style>
    <style:style style:name="P5" style:family="paragraph" style:parent-style-name="Standard">
      <style:text-properties officeooo:rsid="0026e792" officeooo:paragraph-rsid="0026e792"/>
    </style:style>
    <style:style style:name="P6" style:family="paragraph" style:parent-style-name="Standard">
      <style:text-properties officeooo:rsid="00273a89" officeooo:paragraph-rsid="00273a89"/>
    </style:style>
    <style:style style:name="P7" style:family="paragraph" style:parent-style-name="Standard">
      <style:text-properties officeooo:rsid="0029240c" officeooo:paragraph-rsid="0029240c"/>
    </style:style>
    <style:style style:name="P8" style:family="paragraph" style:parent-style-name="Standard">
      <style:text-properties officeooo:rsid="002b1fad" officeooo:paragraph-rsid="002b1fad"/>
    </style:style>
    <style:style style:name="P9" style:family="paragraph" style:parent-style-name="Standard">
      <style:text-properties officeooo:rsid="002c3ad4" officeooo:paragraph-rsid="002c3ad4"/>
    </style:style>
    <style:style style:name="P10" style:family="paragraph" style:parent-style-name="Standard">
      <style:text-properties officeooo:rsid="002e2ae9" officeooo:paragraph-rsid="002e2ae9"/>
    </style:style>
    <style:style style:name="P11" style:family="paragraph" style:parent-style-name="Standard">
      <style:text-properties officeooo:rsid="002f62fc" officeooo:paragraph-rsid="002f62fc"/>
    </style:style>
    <style:style style:name="P12" style:family="paragraph" style:parent-style-name="Standard">
      <style:text-properties officeooo:rsid="00313759" officeooo:paragraph-rsid="00313759"/>
    </style:style>
    <style:style style:name="T1" style:family="text">
      <style:text-properties officeooo:rsid="0021b3d4"/>
    </style:style>
    <style:style style:name="T2" style:family="text">
      <style:text-properties officeooo:rsid="00258a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s </text:p>
      <text:p text:style-name="P2"/>
      <text:p text:style-name="P1"><text:span text:style-name="T1">6.1) Write a while loop that starts at the last character in the string and works its way backwards to the first character in the string, printing each letter on a separate line, except backwards.</text:span> <text:s text:c="78"/></text:p>
      <text:p text:style-name="P3">R: on E_1.py</text:p>
      <text:p text:style-name="P3"/>
      <text:p text:style-name="P4">6.2) Given that fruit is a string, What does fruit[:] mean?</text:p>
      <text:p text:style-name="P4">R: <text:span text:style-name="T2">i means that we are talking to the computer that we want slicing the string from the first charecter to the last one character. it’s the same to just use fruit :) </text:span></text:p>
      <text:p text:style-name="P4"/>
      <text:p text:style-name="P5">6.3) Encapsulate this code in a function named count, and generalize it só that it accepts the string and the letter as arguments.</text:p>
      <text:p text:style-name="P5">word = 'banana'</text:p>
      <text:p text:style-name="P5">count = 0</text:p>
      <text:p text:style-name="P5">for letter in word:</text:p>
      <text:p text:style-name="P5">if letter == 'a':</text:p>
      <text:p text:style-name="P5">count = count + 1</text:p>
      <text:p text:style-name="P5">print count</text:p>
      <text:p text:style-name="P6">R: on E6_3.py</text:p>
      <text:p text:style-name="P6"/>
      <text:p text:style-name="P7">6.4) there is a string method called count that is similar to the function in the previous exercise. Read the documentation of this method at https://docs.python.org/2/library/stdtypes.html#string-methods and write an invocation that count the number of times the letter a occurs in ‘banana’</text:p>
      <text:p text:style-name="P7"/>
      <text:p text:style-name="P8">R on E6_4.py</text:p>
      <text:p text:style-name="P8"/>
      <text:p text:style-name="P9">6.5) take the followring python code that stores a string:</text:p>
      <text:p text:style-name="P9">str = 'X-DSPAM-Confidence: 0.8475'</text:p>
      <text:p text:style-name="P9">Use find and string slicing to extract the portion the string after the colon character and then use the float function to convert the extracted string into a floating point number.</text:p>
      <text:p text:style-name="P10">R: on E6_5.py</text:p>
      <text:p text:style-name="P10"/>
      <text:p text:style-name="P11">6.6) Read the docimentation of the string methods at https://docs.</text:p>
      <text:p text:style-name="P11">python.org/2/library/stdtypes.html#string-methods. You might want to experimente with some of them to make sure you understand how they work. Strip and replace are particular usefull</text:p>
      <text:p text:style-name="P12">r: done!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8-16T14:05:25.496732834</dc:date>
    <meta:editing-duration>PT6H57M23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1" meta:paragraph-count="22" meta:word-count="259" meta:character-count="1598" meta:non-whitespace-character-count="1280"/>
  </office:meta>
</office:document-meta>
</file>